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Helvetica Neue" svg:font-family="'Helvetica Neue', Helvetica, Arial, sans-serif"/>
    <style:font-face style:name="sans-serif" svg:font-family="sans-serif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bold" officeooo:rsid="001fcf62" officeooo:paragraph-rsid="001fcf6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0pt" fo:font-weight="bold" officeooo:rsid="001fcf62" officeooo:paragraph-rsid="001fcf62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0pt" fo:font-weight="bold" officeooo:rsid="002ac66a" officeooo:paragraph-rsid="002ac66a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0pt" fo:font-weight="bold" officeooo:rsid="0031e099" officeooo:paragraph-rsid="0031e099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0pt" fo:font-weight="bold" officeooo:rsid="00322167" officeooo:paragraph-rsid="0032216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0pt" fo:font-weight="normal" officeooo:rsid="002ac66a" officeooo:paragraph-rsid="002ac66a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0pt" fo:font-weight="normal" officeooo:paragraph-rsid="0031e099"/>
    </style:style>
    <style:style style:name="P8" style:family="paragraph" style:parent-style-name="Standard">
      <style:paragraph-properties fo:text-align="start" style:justify-single-word="false"/>
      <style:text-properties fo:color="#000000" fo:font-size="10pt" fo:font-weight="normal" officeooo:rsid="00322167" officeooo:paragraph-rsid="0032216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2b0786"/>
    </style:style>
    <style:style style:name="P10" style:family="paragraph" style:parent-style-name="Standard">
      <style:paragraph-properties fo:text-align="start" style:justify-single-word="false"/>
      <style:text-properties officeooo:paragraph-rsid="002f8933"/>
    </style:style>
    <style:style style:name="P11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1fcf62" officeooo:paragraph-rsid="001fcf62" style:font-size-asian="10pt" style:font-size-complex="10pt"/>
    </style:style>
    <style:style style:name="P12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23d44e" officeooo:paragraph-rsid="0023d44e" style:font-size-asian="10pt" style:font-size-complex="10pt"/>
    </style:style>
    <style:style style:name="P13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23d44e" officeooo:paragraph-rsid="00255cae" style:font-size-asian="10pt" style:font-size-complex="10pt"/>
    </style:style>
    <style:style style:name="P14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24f883" officeooo:paragraph-rsid="0024f883" style:font-size-asian="10pt" style:font-size-complex="10pt"/>
    </style:style>
    <style:style style:name="P15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2a47fa" officeooo:paragraph-rsid="002a47fa" style:font-size-asian="10pt" style:font-size-complex="10pt"/>
    </style:style>
    <style:style style:name="P1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303f2d" officeooo:paragraph-rsid="00303f2d" style:font-size-asian="10pt" style:font-size-complex="10pt"/>
    </style:style>
    <style:style style:name="P1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30894a" officeooo:paragraph-rsid="0030894a" style:font-size-asian="10pt" style:font-size-complex="10pt"/>
    </style:style>
    <style:style style:name="P18" style:family="paragraph" style:parent-style-name="lyt-bluelinesgrad_7e_LT_7e_Gliederung_20_1" style:list-style-name="L2">
      <style:paragraph-properties fo:margin-top="0cm" fo:margin-bottom="0cm" loext:contextual-spacing="false" fo:text-align="start" style:justify-single-word="false"/>
      <style:text-properties fo:color="#000000" fo:font-size="10pt" style:font-size-asian="10pt" style:font-size-complex="10pt"/>
    </style:style>
    <style:style style:name="P19" style:family="paragraph" style:parent-style-name="lyt-bluelinesgrad_7e_LT_7e_Gliederung_20_1" style:list-style-name="L2">
      <style:paragraph-properties fo:margin-top="0cm" fo:margin-bottom="0cm" loext:contextual-spacing="false" fo:text-align="start" style:justify-single-word="false"/>
      <style:text-properties fo:color="#000000" fo:font-size="10pt" officeooo:paragraph-rsid="001fcf62" style:font-size-asian="10pt" style:font-size-complex="10pt"/>
    </style:style>
    <style:style style:name="P20" style:family="paragraph" style:parent-style-name="lyt-bluelinesgrad_7e_LT_7e_Gliederung_20_1" style:list-style-name="L2">
      <style:paragraph-properties fo:margin-top="0cm" fo:margin-bottom="0cm" loext:contextual-spacing="false"/>
      <style:text-properties fo:color="#000000" fo:font-size="10pt" style:font-size-asian="10pt" style:font-size-complex="10pt"/>
    </style:style>
    <style:style style:name="P21" style:family="paragraph" style:parent-style-name="lyt-bluelinesgrad_7e_LT_7e_Gliederung_20_1" style:list-style-name="L2">
      <style:paragraph-properties fo:margin-top="0cm" fo:margin-bottom="0cm" loext:contextual-spacing="false"/>
      <style:text-properties fo:color="#000000" fo:font-size="10pt" officeooo:rsid="001fcf62" officeooo:paragraph-rsid="001fcf62" style:font-size-asian="10pt" style:font-size-complex="10pt"/>
    </style:style>
    <style:style style:name="P22" style:family="paragraph" style:parent-style-name="lyt-bluelinesgrad_7e_LT_7e_Gliederung_20_1" style:list-style-name="L2">
      <style:paragraph-properties fo:margin-top="0cm" fo:margin-bottom="0cm" loext:contextual-spacing="false"/>
      <style:text-properties fo:color="#000000" fo:font-size="10pt" officeooo:rsid="00218c8b" officeooo:paragraph-rsid="00218c8b" style:font-size-asian="10pt" style:font-size-complex="10pt"/>
    </style:style>
    <style:style style:name="P23" style:family="paragraph" style:parent-style-name="lyt-bluelinesgrad_7e_LT_7e_Gliederung_20_1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218c8b" officeooo:paragraph-rsid="00218c8b" style:font-size-asian="10pt" style:font-size-complex="10pt"/>
    </style:style>
    <style:style style:name="P24" style:family="paragraph" style:parent-style-name="lyt-bluelinesgrad_7e_LT_7e_Gliederung_20_1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21a033" officeooo:paragraph-rsid="0021a033" style:font-size-asian="10pt" style:font-size-complex="10pt"/>
    </style:style>
    <style:style style:name="P25" style:family="paragraph" style:parent-style-name="lyt-bluelinesgrad_7e_LT_7e_Gliederung_20_1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2231a8" officeooo:paragraph-rsid="002231a8" style:font-size-asian="10pt" style:font-size-complex="10pt"/>
    </style:style>
    <style:style style:name="P26" style:family="paragraph" style:parent-style-name="lyt-bluelinesgrad_7e_LT_7e_Gliederung_20_1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221927" officeooo:paragraph-rsid="00221927" style:font-size-asian="10pt" style:font-size-complex="10pt"/>
    </style:style>
    <style:style style:name="P27" style:family="paragraph" style:parent-style-name="lyt-bluelinesgrad_7e_LT_7e_Gliederung_20_1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23d44e" officeooo:paragraph-rsid="0023d44e" style:font-size-asian="10pt" style:font-size-complex="10pt"/>
    </style:style>
    <style:style style:name="P28" style:family="paragraph" style:parent-style-name="lyt-bluelinesgrad_7e_LT_7e_Gliederung_20_1" style:list-style-name="L2">
      <style:paragraph-properties fo:margin-top="0cm" fo:margin-bottom="0cm" loext:contextual-spacing="false"/>
      <style:text-properties fo:color="#000000" fo:font-size="10pt" officeooo:rsid="002ac66a" officeooo:paragraph-rsid="002ac66a" style:font-size-asian="10pt" style:font-size-complex="10pt"/>
    </style:style>
    <style:style style:name="P29" style:family="paragraph" style:parent-style-name="lyt-bluelinesgrad_7e_LT_7e_Gliederung_20_1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303f2d" officeooo:paragraph-rsid="00303f2d" style:font-size-asian="10pt" style:font-size-complex="10pt"/>
    </style:style>
    <style:style style:name="P30" style:family="paragraph" style:parent-style-name="lyt-bluelinesgrad_7e_LT_7e_Gliederung_20_1" style:list-style-name="L2">
      <style:paragraph-properties fo:margin-top="0cm" fo:margin-bottom="0cm" loext:contextual-spacing="false"/>
      <style:text-properties fo:color="#000000" fo:font-size="10pt" fo:font-weight="bold" officeooo:rsid="001fcf62" officeooo:paragraph-rsid="001fcf62" style:font-size-asian="10pt" style:font-weight-asian="bold" style:font-size-complex="10pt" style:font-weight-complex="bold"/>
    </style:style>
    <style:style style:name="P31" style:family="paragraph" style:parent-style-name="lyt-bluelinesgrad_7e_LT_7e_Gliederung_20_2" style:list-style-name="L2">
      <style:paragraph-properties fo:margin-top="0cm" fo:margin-bottom="0cm" loext:contextual-spacing="false"/>
      <style:text-properties fo:color="#000000" fo:font-size="10pt" style:font-size-asian="10pt" style:font-size-complex="10pt"/>
    </style:style>
    <style:style style:name="P32" style:family="paragraph" style:parent-style-name="lyt-bluelinesgrad_7e_LT_7e_Gliederung_20_2" style:list-style-name="L2">
      <style:paragraph-properties fo:margin-top="0cm" fo:margin-bottom="0cm" loext:contextual-spacing="false"/>
      <style:text-properties fo:color="#000000" fo:font-size="10pt" officeooo:rsid="00255cae" officeooo:paragraph-rsid="00255cae" style:font-size-asian="10pt" style:font-size-complex="10pt"/>
    </style:style>
    <style:style style:name="P33" style:family="paragraph" style:parent-style-name="lyt-bluelinesgrad_7e_LT_7e_Gliederung_20_2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21a033" officeooo:paragraph-rsid="0021a033" style:font-size-asian="10pt" style:font-size-complex="10pt"/>
    </style:style>
    <style:style style:name="P34" style:family="paragraph" style:parent-style-name="lyt-bluelinesgrad_7e_LT_7e_Gliederung_20_2" style:list-style-name="L2">
      <style:paragraph-properties fo:margin-top="0cm" fo:margin-bottom="0cm" loext:contextual-spacing="false" fo:text-align="start" style:justify-single-word="false"/>
      <style:text-properties fo:color="#000000" fo:font-size="10pt" officeooo:rsid="0027169c" officeooo:paragraph-rsid="0027169c" style:font-size-asian="10pt" style:font-size-complex="10pt"/>
    </style:style>
    <style:style style:name="P35" style:family="paragraph" style:parent-style-name="lyt-bluelinesgrad_7e_LT_7e_Gliederung_20_2" style:list-style-name="L2">
      <style:paragraph-properties fo:margin-top="0cm" fo:margin-bottom="0cm" loext:contextual-spacing="false"/>
      <style:text-properties fo:color="#000000" fo:font-size="10pt" officeooo:rsid="0027169c" officeooo:paragraph-rsid="0027169c" style:font-size-asian="10pt" style:font-size-complex="10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fcf62" style:font-weight-asian="normal" style:font-weight-complex="normal"/>
    </style:style>
    <style:style style:name="T3" style:family="text">
      <style:text-properties officeooo:rsid="00218c8b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218c8b" style:font-weight-asian="bold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23d44e"/>
    </style:style>
    <style:style style:name="T8" style:family="text">
      <style:text-properties officeooo:rsid="0024f883"/>
    </style:style>
    <style:style style:name="T9" style:family="text">
      <style:text-properties fo:font-variant="normal" fo:text-transform="none" style:font-name="Liberation Serif" fo:letter-spacing="normal" fo:font-style="normal" fo:font-weight="normal"/>
    </style:style>
    <style:style style:name="T10" style:family="text">
      <style:text-properties fo:font-variant="normal" fo:text-transform="none" style:font-name="Liberation Serif" fo:letter-spacing="normal" fo:font-style="normal" fo:font-weight="normal" officeooo:rsid="0025187f"/>
    </style:style>
    <style:style style:name="T11" style:family="text">
      <style:text-properties fo:font-variant="normal" fo:text-transform="none" style:font-name="Liberation Serif" fo:letter-spacing="normal" fo:font-style="normal" fo:font-weight="normal" officeooo:rsid="00255cae"/>
    </style:style>
    <style:style style:name="T12" style:family="text">
      <style:text-properties fo:font-variant="normal" fo:text-transform="none" style:font-name="Liberation Serif" fo:letter-spacing="normal" fo:font-style="normal" style:font-size-asian="10pt" style:font-size-complex="10pt"/>
    </style:style>
    <style:style style:name="T13" style:family="text">
      <style:text-properties fo:font-variant="normal" fo:text-transform="none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14" style:family="text">
      <style:text-properties fo:font-variant="normal" fo:text-transform="none" fo:color="#000000" style:font-name="Liberation Serif" fo:font-size="10pt" fo:letter-spacing="normal" fo:font-style="normal" fo:font-weight="bold" style:font-size-asian="10pt" style:font-size-complex="10pt"/>
    </style:style>
    <style:style style:name="T15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000000" style:font-name="Liberation Serif" fo:font-size="10pt" fo:letter-spacing="normal" fo:font-style="normal" fo:font-weight="normal" officeooo:rsid="002b0cd7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style:font-name="Liberation Serif" fo:font-size="10pt" fo:letter-spacing="normal" fo:font-style="normal" fo:font-weight="normal" officeooo:rsid="002d9d2d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style:font-name="Liberation Serif" fo:font-size="10pt" fo:letter-spacing="normal" fo:font-style="normal" fo:font-weight="normal" officeooo:rsid="002f86c8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font-name="Liberation Serif" fo:font-size="10pt" fo:letter-spacing="normal" fo:font-style="normal" fo:font-weight="normal" officeooo:rsid="002f8933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font-name="Liberation Serif" fo:font-size="10pt" fo:letter-spacing="normal" fo:font-style="normal" fo:font-weight="normal" officeooo:rsid="003024e7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222222" style:font-name="sans-serif" fo:font-size="10.5pt" fo:letter-spacing="normal" fo:font-style="normal"/>
    </style:style>
    <style:style style:name="T22" style:family="text">
      <style:text-properties fo:font-variant="normal" fo:text-transform="none" fo:color="#222222" style:font-name="sans-serif" fo:letter-spacing="normal" fo:font-style="normal" style:font-size-asian="10pt" style:font-size-complex="10pt"/>
    </style:style>
    <style:style style:name="T23" style:family="text">
      <style:text-properties fo:font-variant="normal" fo:text-transform="none" fo:color="#222222" style:font-name="Liberation Serif" fo:letter-spacing="normal" fo:font-style="normal" style:font-size-asian="10pt" style:font-size-complex="10pt"/>
    </style:style>
    <style:style style:name="T24" style:family="text">
      <style:text-properties fo:color="#000000" fo:font-size="10pt" fo:font-weight="normal" officeooo:rsid="002b0786" style:font-size-asian="10pt" style:font-weight-asian="normal" style:font-size-complex="10pt" style:font-weight-complex="normal"/>
    </style:style>
    <style:style style:name="T25" style:family="text">
      <style:text-properties fo:color="#000000" fo:font-size="10pt" fo:font-weight="normal" officeooo:rsid="002b0cd7" style:font-size-asian="10pt" style:font-weight-asian="normal" style:font-size-complex="10pt" style:font-weight-complex="normal"/>
    </style:style>
    <style:style style:name="T26" style:family="text">
      <style:text-properties officeooo:rsid="00255cae"/>
    </style:style>
    <style:style style:name="T27" style:family="text">
      <style:text-properties officeooo:rsid="002ac66a"/>
    </style:style>
    <style:style style:name="T28" style:family="text">
      <style:text-properties officeooo:rsid="002d9d2d"/>
    </style:style>
    <style:style style:name="T29" style:family="text">
      <style:text-properties officeooo:rsid="0031e099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ypto-Ransomwares Presentation Script</text:p>
      <text:p text:style-name="P1"/>
      <text:list xml:id="list2427467656" text:style-name="L2">
        <text:list-item>
          <text:p text:style-name="P19"><text:span text:style-name="T2">What is a Ransomware?</text:span></text:p>
          <text:list>
            <text:list-item>
              <text:p text:style-name="P19"><text:span text:style-name="T2">First ocurrence: 1989 (AIDS Trojan)</text:span></text:p>
              <text:list>
                <text:list-item>
                  <text:p text:style-name="P19"><text:span text:style-name="T2"/></text:p>
                </text:list-item>
              </text:list>
            </text:list-item>
            <text:list-item>
              <text:p text:style-name="P20">Gained popularity in 21st century</text:p>
              <text:list>
                <text:list-item>
                  <text:p text:style-name="P20"/>
                </text:list-item>
              </text:list>
            </text:list-item>
            <text:list-item>
              <text:p text:style-name="P20">A software that forces you to pay a ransom!</text:p>
              <text:list>
                <text:list-item>
                  <text:p text:style-name="P28">What is a ransom?</text:p>
                </text:list-item>
              </text:list>
            </text:list-item>
            <text:list-item>
              <text:p text:style-name="P21">Washington Olivetto, Patrícia Abravanel and my father</text:p>
              <text:list>
                <text:list-item>
                  <text:p text:style-name="P30">Washington Olivetto:</text:p>
                </text:list-item>
                <text:list-item>
                  <text:p text:style-name="P30">Patrícia Abravanel:</text:p>
                </text:list-item>
                <text:list-item>
                  <text:p text:style-name="P21"><text:span text:style-name="T5">My father:</text:span><text:span text:style-name="T3"> </text:span>Tell the fake kidnapping story <text:span text:style-name="T3">and how my father tricks the stalker</text:span></text:p>
                </text:list-item>
              </text:list>
            </text:list-item>
            <text:list-item>
              <text:p text:style-name="P21">A software that forces you to pay a ransom!...again</text:p>
              <text:list>
                <text:list-item>
                  <text:p text:style-name="P22">Read the slides and compare the itens with the stories</text:p>
                </text:list-item>
              </text:list>
            </text:list-item>
            <text:list-item>
              <text:p text:style-name="P21">Can be divided in some categories</text:p>
              <text:list>
                <text:list-item>
                  <text:p text:style-name="P30">Locker ransomwares: </text:p>
                </text:list-item>
                <text:list-item>
                  <text:p text:style-name="P30">Leakwares:</text:p>
                </text:list-item>
                <text:list-item>
                  <text:p text:style-name="P30">Mobile ransomwares: </text:p>
                </text:list-item>
                <text:list-item>
                  <text:p text:style-name="P30">And Crypto-ransomwares!</text:p>
                </text:list-item>
              </text:list>
            </text:list-item>
          </text:list>
        </text:list-item>
        <text:list-item>
          <text:p text:style-name="P19">Crypto-Ransomwares</text:p>
          <text:list>
            <text:list-item>
              <text:p text:style-name="P19">First definition: 1996</text:p>
              <text:list>
                <text:list-item>
                  <text:p text:style-name="P19"/>
                </text:list-item>
              </text:list>
            </text:list-item>
            <text:list-item>
              <text:p text:style-name="P20">Uses data encryption to lock user access</text:p>
            </text:list-item>
            <text:list-item>
              <text:p text:style-name="P20">Decides file encryption by extension names</text:p>
              <text:list>
                <text:list-item>
                  <text:p text:style-name="P21">Efficiency. It’s not a disk encryption!</text:p>
                </text:list-item>
                <text:list-item>
                  <text:p text:style-name="P21">Only important files</text:p>
                </text:list-item>
              </text:list>
            </text:list-item>
            <text:list-item>
              <text:p text:style-name="P11">In most cases…</text:p>
              <text:list>
                <text:list-item>
                  <text:p text:style-name="P12">It will be seen later</text:p>
                </text:list-item>
              </text:list>
            </text:list-item>
            <text:list-item>
              <text:p text:style-name="P15">Explain about how Crypto-Ransomwares generates keys and encrypt your disk (in general)</text:p>
            </text:list-item>
          </text:list>
        </text:list-item>
        <text:list-item>
          <text:p text:style-name="P18">Types of Crypto-Ransomwares</text:p>
          <text:list>
            <text:list-item>
              <text:p text:style-name="P24">CryptoLocker</text:p>
              <text:list>
                <text:list-item>
                  <text:p text:style-name="P24">Establish a pattern to modern Crypto-Ranso<text:span text:style-name="T7">m</text:span>wares (in <text:span text:style-name="T6">look-and-feel</text:span>)</text:p>
                  <text:list>
                    <text:list-item>
                      <text:p text:style-name="P25">After your success, many other tried to copy your look-and-feel and external behavior (“user experience”) as a form of disguise. Instead, the implementation is different <text:span text:style-name="T7">from each ransomware, differing their cryptographic algorithms from each other.</text:span></text:p>
                    </text:list-item>
                  </text:list>
                </text:list-item>
                <text:list-item>
                  <text:p text:style-name="P24">The deadline was set to 96 hours. After that, the ransom raises to 10 BTC</text:p>
                  <text:list>
                    <text:list-item>
                      <text:p text:style-name="P27">Some versions used 72 hours as deadline.</text:p>
                    </text:list-item>
                  </text:list>
                </text:list-item>
                <text:list-item>
                  <text:p text:style-name="P24">AES encryption affects these extensions</text:p>
                  <text:list>
                    <text:list-item>
                      <text:p text:style-name="P12">OpenOffice/ MS Office files, Adobe (Photoshop/Illustrator) <text:span text:style-name="T26">files, CorelDraw files</text:span> <text:span text:style-name="T8">and Certificate files</text:span></text:p>
                    </text:list-item>
                  </text:list>
                </text:list-item>
                <text:list-item>
                  <text:p text:style-name="P14">Just read the rest</text:p>
                </text:list-item>
              </text:list>
            </text:list-item>
            <text:list-item>
              <text:p text:style-name="P26">TeslaCrypt</text:p>
              <text:list>
                <text:list-item>
                  <text:p text:style-name="P26">Initially developed targeting the gaming community</text:p>
                  <text:list>
                    <text:list-item>
                      <text:p text:style-name="P31">185 file extensions related to 40 different games </text:p>
                      <text:list>
                        <text:list-item>
                          <text:p text:style-name="P32">Games included: Call of Duty series, World of Warcraft, Minecraft and World of Tanks</text:p>
                        </text:list-item>
                      </text:list>
                    </text:list-item>
                  </text:list>
                </text:list-item>
                <text:list-item>
                  <text:p text:style-name="P26">The AES key was encrypted with an algorithm who combines ElGamal with ECC (TeslaCrypt 3)</text:p>
                  <text:list>
                    <text:list-item>
                      <text:p text:style-name="P26"><text:span text:style-name="T10">I</text:span><text:span text:style-name="T11">t’</text:span><text:span text:style-name="T9">s very convenient for evading detection, since </text:span><text:a xlink:type="simple" xlink:href="http://www.ijser.org/researchpaper/Performance-Based-Comparison-Study-of-RSA-and-Elliptic-Curve-Cryptography.pdf" office:target-frame-name="_blank" xlink:show="new" text:style-name="Internet_20_link" text:visited-style-name="Visited_20_Internet_20_Link"><text:span text:style-name="T13">ECC results in shorter ciphertexts and takes less time to execute</text:span></text:a><text:span text:style-name="T9">.</text:span></text:p>
                    </text:list-item>
                  </text:list>
                </text:list-item>
                <text:list-item>
                  <text:p text:style-name="P26">In latest versions, AES encryption affects these extensions</text:p>
                  <text:list>
                    <text:list-item>
                      <text:p text:style-name="P13">OpenOffice/ MS Office files, <text:span text:style-name="T26">video files, SQL, compression files (ZIP and RAR), image files, APK, save game files</text:span></text:p>
                    </text:list-item>
                  </text:list>
                </text:list-item>
              </text:list>
            </text:list-item>
            <text:list-item>
              <text:p text:style-name="P24">Petya</text:p>
              <text:list>
                <text:list-item>
                  <text:p text:style-name="P33">SALSA20 has 32-bit variables, but Petya uses a 16-bit implementation</text:p>
                  <text:list>
                    <text:list-item>
                      <text:p text:style-name="P34">Petya is designed to be a bootloader, who runs in 16-bit real mode</text:p>
                    </text:list-item>
                  </text:list>
                </text:list-item>
                <text:list-item>
                  <text:p text:style-name="P31">Key generation produces 256 constant bits in your 512-bit keystream</text:p>
                  <text:list>
                    <text:list-item>
                      <text:p text:style-name="P35">As consequence of item above</text:p>
                    </text:list-item>
                  </text:list>
                </text:list-item>
              </text:list>
            </text:list-item>
            <text:list-item>
              <text:p text:style-name="P24">WannaCry</text:p>
              <text:list>
                <text:list-item>
                  <text:p text:style-name="P24">Uses RSA-2048 as asymmetric cryptography and AES-128 in CBC mode as symmetric cryptography</text:p>
                  <text:list>
                    <text:list-item>
                      <text:p text:style-name="P16">It isn’t revolutionary because of its cryptography, but because of its form of propagation!</text:p>
                    </text:list-item>
                  </text:list>
                </text:list-item>
                <text:list-item>
                  <text:p text:style-name="P29"><text:span text:style-name="T4">Microsoft strongly urged users to stop using SMBv1!</text:span></text:p>
                  <text:list>
                    <text:list-item>
                      <text:p text:style-name="P17">SMBv1 doesn’t support encryption! And uses MD5 as the hashing algorithm.</text:p>
                    </text:list-item>
                    <text:list-item>
                      <text:p text:style-name="P17">SMBv2 is featured in Windows Vista or superior, and SMBv3 in Windows 8 or superior</text:p>
                    </text:list-item>
                  </text:list>
                </text:list-item>
              </text:list>
            </text:list-item>
            <text:list-item>
              <text:p text:style-name="P23"><text:soft-page-break/>Others</text:p>
              <text:list>
                <text:list-item>
                  <text:p text:style-name="P23">Just read the slides. It’s just for curiosity!</text:p>
                </text:list-item>
              </text:list>
            </text:list-item>
          </text:list>
        </text:list-item>
        <text:list-item>
          <text:p text:style-name="P18">Preventions</text:p>
          <text:list>
            <text:list-item>
              <text:p text:style-name="P23">Just read the slides. It’s almost the same treatment compared as virus and another malwares</text:p>
            </text:list-item>
          </text:list>
        </text:list-item>
        <text:list-item>
          <text:p text:style-name="P18">Conclusion</text:p>
          <text:list>
            <text:list-item>
              <text:p text:style-name="P23">Final Considerations</text:p>
              <text:list>
                <text:list-item>
                  <text:p text:style-name="P23">Just read</text:p>
                </text:list-item>
              </text:list>
            </text:list-item>
            <text:list-item>
              <text:p text:style-name="P23">What was not mentioned in that presentation</text:p>
              <text:list>
                <text:list-item>
                  <text:p text:style-name="P23">The strategy to generate symmetric keys</text:p>
                  <text:list>
                    <text:list-item>
                      <text:p text:style-name="P23">They don’t matter. <text:span text:style-name="T27">The assymmetric private key is the important</text:span></text:p>
                    </text:list-item>
                  </text:list>
                </text:list-item>
                <text:list-item>
                  <text:p text:style-name="P20">How anti-malware tools can detect crypto-ransomwares</text:p>
                </text:list-item>
                <text:list-item>
                  <text:p text:style-name="P20">Many other crypto-ransomware<text:span text:style-name="T3">s</text:span></text:p>
                </text:list-item>
              </text:list>
            </text:list-item>
          </text:list>
        </text:list-item>
      </text:list>
      <text:p text:style-name="P2"/>
      <text:p text:style-name="P2"/>
      <text:p text:style-name="P3">Questions:</text:p>
      <text:p text:style-name="P3"/>
      <text:p text:style-name="P3">Does TeslaCrypt has any security flaws?</text:p>
      <text:p text:style-name="P9"><text:span text:style-name="T24">Yes. In earlier versions, the key size is too small, and specialized programs were able to factorize the key to get their primitive prime numbers. In best cases, the process took 5 minutes long to complete. </text:span><text:span text:style-name="T25">This works on </text:span><text:span text:style-name="Strong_20_Emphasis"><text:span text:style-name="T14">.ECC</text:span></text:span><text:span text:style-name="T15">, </text:span><text:span text:style-name="Strong_20_Emphasis"><text:span text:style-name="T14">.EZZ</text:span></text:span><text:span text:style-name="T15">, </text:span><text:span text:style-name="Strong_20_Emphasis"><text:span text:style-name="T14">.EXX</text:span></text:span><text:span text:style-name="T15">, </text:span><text:span text:style-name="Strong_20_Emphasis"><text:span text:style-name="T14">.XYZ</text:span></text:span><text:span text:style-name="T15">, </text:span><text:span text:style-name="Strong_20_Emphasis"><text:span text:style-name="T14">.ZZZ</text:span></text:span><text:span text:style-name="T15">, </text:span><text:span text:style-name="Strong_20_Emphasis"><text:span text:style-name="T14">.AAA</text:span></text:span><text:span text:style-name="T15">, </text:span><text:span text:style-name="Strong_20_Emphasis"><text:span text:style-name="T14">.ABC</text:span></text:span><text:span text:style-name="T15">, </text:span><text:span text:style-name="Strong_20_Emphasis"><text:span text:style-name="T14">.CCC</text:span></text:span><text:span text:style-name="T15">, and </text:span><text:span text:style-name="Strong_20_Emphasis"><text:span text:style-name="T14">.VVV </text:span></text:span><text:span text:style-name="Strong_20_Emphasis"><text:span text:style-name="T16">modified files.</text:span></text:span></text:p>
      <text:p text:style-name="P10"><text:span text:style-name="Strong_20_Emphasis"><text:span text:style-name="T17">The </text:span></text:span><text:span text:style-name="Strong_20_Emphasis"><text:span text:style-name="T18">private</text:span></text:span><text:span text:style-name="Strong_20_Emphasis"><text:span text:style-name="T17"> key can be easily recovered too </text:span></text:span><text:span text:style-name="Strong_20_Emphasis"><text:span text:style-name="T18">in </text:span></text:span><text:span text:style-name="Strong_20_Emphasis"><text:span text:style-name="T20">2.2.0</text:span></text:span><text:span text:style-name="Strong_20_Emphasis"><text:span text:style-name="T18"> version</text:span></text:span><text:span text:style-name="Strong_20_Emphasis"><text:span text:style-name="T17">, because </text:span></text:span><text:span text:style-name="Strong_20_Emphasis"><text:span text:style-name="T18">the recovery key is a result of the multiplication between the shared secret key and the private key. The recovery key is stored on the compromised system and allows the recovery of </text:span></text:span><text:span text:style-name="Strong_20_Emphasis"><text:span text:style-name="T19">private key</text:span></text:span><text:span text:style-name="Strong_20_Emphasis"><text:span text:style-name="T18"> when the shared secret key is known.</text:span></text:span></text:p>
      <text:p text:style-name="P3">How you can discover a security flaw without code access?</text:p>
      <text:p text:style-name="P6">Reverse engineering. <text:span text:style-name="T28">In general, they debug the Assembly code and analyze the Algorithm, and then discover the security flaws.</text:span></text:p>
      <text:p text:style-name="P4">Windows XP is the main reason of WannaCry epidemic behavior?</text:p>
      <text:p text:style-name="P7"><text:span text:style-name="T29">No. </text:span><text:span text:style-name="T12">A Kaspersky Labs study reported that less than 0.1 percent of the affected computers were running Windows XP, and that 98 percent of the affected computers were running Windows 7</text:span></text:p>
      <text:p text:style-name="P5"><text:span text:style-name="T12">What is a Kill Switch?</text:span></text:p>
      <text:p text:style-name="P8"><text:span text:style-name="T12">Is a mechanism on WannaCry who disables the execution if the domain was encountered on the compu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Helvetica Neue" svg:font-family="'Helvetica Neue', Helvetica, Arial, sans-serif"/>
    <style:font-face style:name="sans-serif" svg:font-family="sans-serif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1.199cm" fo:margin-right="0cm" fo:margin-top="0cm" fo:margin-bottom="0.499cm" loext:contextual-spacing="false" fo:text-align="start" style:justify-single-word="false" fo:orphans="2" fo:widows="2" fo:text-indent="-0.9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umbers_7e_LT_7e_Gliederung_20_1" style:display-name="numbers~LT~Gliederung 1" style:family="paragraph" style:default-outline-level="">
      <style:paragraph-properties fo:margin-left="0cm" fo:margin-right="0cm" fo:margin-top="0.31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umbers_7e_LT_7e_Gliederung_20_2" style:display-name="numbers~LT~Gliederung 2" style:family="paragraph" style:parent-style-name="numbers_7e_LT_7e_Gliederung_20_1" style:default-outline-level="">
      <style:paragraph-properties fo:margin-left="0cm" fo:margin-right="0cm" fo:margin-top="0.27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numbers_7e_LT_7e_Gliederung_20_3" style:display-name="numbers~LT~Gliederung 3" style:family="paragraph" style:parent-style-name="numbers_7e_LT_7e_Gliederung_20_2" style:default-outline-level="">
      <style:paragraph-properties fo:margin-left="0cm" fo:margin-right="0cm" fo:margin-top="0.233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s_7e_LT_7e_Gliederung_20_4" style:display-name="numbers~LT~Gliederung 4" style:family="paragraph" style:parent-style-name="numbers_7e_LT_7e_Gliederung_20_3" style:default-outline-level="">
      <style:paragraph-properties fo:margin-left="0cm" fo:margin-right="0cm" fo:margin-top="0.19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s_7e_LT_7e_Gliederung_20_5" style:display-name="numbers~LT~Gliederung 5" style:family="paragraph" style:parent-style-name="numbers_7e_LT_7e_Gliederung_20_4" style:default-outline-level="">
      <style:paragraph-properties fo:margin-left="0cm" fo:margin-right="0cm" fo:margin-top="0.19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s_7e_LT_7e_Gliederung_20_6" style:display-name="numbers~LT~Gliederung 6" style:family="paragraph" style:parent-style-name="numbers_7e_LT_7e_Gliederung_20_5" style:default-outline-level="">
      <style:paragraph-properties fo:margin-left="0cm" fo:margin-right="0cm" fo:margin-top="0.19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s_7e_LT_7e_Gliederung_20_7" style:display-name="numbers~LT~Gliederung 7" style:family="paragraph" style:parent-style-name="numbers_7e_LT_7e_Gliederung_20_6" style:default-outline-level="">
      <style:paragraph-properties fo:margin-left="0cm" fo:margin-right="0cm" fo:margin-top="0.19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s_7e_LT_7e_Gliederung_20_8" style:display-name="numbers~LT~Gliederung 8" style:family="paragraph" style:parent-style-name="numbers_7e_LT_7e_Gliederung_20_7" style:default-outline-level="">
      <style:paragraph-properties fo:margin-left="0cm" fo:margin-right="0cm" fo:margin-top="0.19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s_7e_LT_7e_Gliederung_20_9" style:display-name="numbers~LT~Gliederung 9" style:family="paragraph" style:parent-style-name="numbers_7e_LT_7e_Gliederung_20_8" style:default-outline-level="">
      <style:paragraph-properties fo:margin-left="0cm" fo:margin-right="0cm" fo:margin-top="0.19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s_7e_LT_7e_Titel" style:display-name="numbers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umbers_7e_LT_7e_Untertitel" style:display-name="numbers~LT~Untertitel" style:family="paragraph" style:default-outline-level="">
      <style:paragraph-properties fo:margin-left="0cm" fo:margin-right="0cm" fo:margin-top="0.28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umbers_7e_LT_7e_Notizen" style:display-name="numbers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umbers_7e_LT_7e_Hintergrundobjekte" style:display-name="number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s_7e_LT_7e_Hintergrund" style:display-name="numbers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left="1.199cm" fo:margin-right="0cm" fo:margin-top="0cm" fo:margin-bottom="0.499cm" loext:contextual-spacing="false" fo:text-align="start" style:justify-single-word="false" fo:orphans="2" fo:widows="2" fo:text-indent="-0.9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-0.801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-0.6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23:22:17.519831760</meta:creation-date>
    <dc:date>2017-06-26T02:25:18.799276936</dc:date>
    <meta:editing-duration>PT1H1M14S</meta:editing-duration>
    <meta:editing-cycles>14</meta:editing-cycles>
    <meta:generator>LibreOffice/5.3.3.2$Linux_X86_64 LibreOffice_project/30m0$Build-2</meta:generator>
    <meta:document-statistic meta:table-count="0" meta:image-count="0" meta:object-count="0" meta:page-count="2" meta:paragraph-count="79" meta:word-count="745" meta:character-count="4371" meta:non-whitespace-character-count="3767"/>
  </office:meta>
</office:document-meta>
</file>